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Heading_20_1">
      <style:paragraph-properties fo:text-align="center" style:justify-single-word="false"/>
    </style:style>
    <style:style style:name="P10" style:family="paragraph" style:parent-style-name="Name" style:master-page-name="Standard">
      <style:paragraph-properties style:page-number="auto"/>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font-variant="normal" fo:text-transform="none" style:font-name="apple-system"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hael Lerman</text:p>
      <text:p text:style-name="Contact_20_Info">2462 Booksin Ave, San Jose CA, 95125</text:p>
      <text:p text:style-name="Contact_20_Info">408-564-9578 | michael_lerman@yahoo.com</text:p>
      <text:list xml:id="list3370214041458522084" text:style-name="Outline">
        <text:list-item>
          <text:h text:style-name="P9" text:outline-level="1">System Engineer</text:h>
        </text:list-item>
        <text:list-item>
          <text:h text:style-name="Heading_20_1" text:outline-level="1">Objective</text:h>
        </text:list-item>
      </text:list>
      <text:p text:style-name="List_20_Paragraph">Seeking a position in embedded, firmware, system development or application engineering</text:p>
      <text:list xml:id="list31259924"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text:p>
      <text:list xml:id="list31260212"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 on DSP device.</text:p>
      <text:p text:style-name="Standard"><text:span text:style-name="Normal_20_Bold">Micron </text:span><text:tab/>Milpitas, CA</text:p>
      <text:p text:style-name="Standard"><text:span text:style-name="Normal_20_Italic">Software Engineer - Senior</text:span><text:tab/>2014-2017</text:p>
      <text:p text:style-name="List_20_Paragraph">Embedded Business Unit</text:p>
      <text:p text:style-name="List_20_Paragraph">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text:p>
      <text:p text:style-name="List_20_Paragraph">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Bring up and validation. Developed JTAG based debug tools. Support Debug chipset debug features. EC (Embedded Controller) 8051 with the Keil RTOS and middleware. </text:p>
      <text:p text:style-name="List_20_Paragraph">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Managed a multi-disciplinary team. Developed hardware and software for a single chip PC &amp; DVD device. </text:p>
      <text:list xml:id="list31234182" text:continue-numbering="true" text:style-name="Outline">
        <text:list-item>
          <text:h text:style-name="Heading_20_1" text:outline-level="1"><text:soft-page-break/>Skills</text:h>
        </text:list-item>
      </text:list>
      <text:list xml:id="list3752661334681035726"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DDR3, DDR4, SPI, NAND, UFS, NVMe</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Beaglebone, RaspberyPi, Freedom board, Zedboard</text:p>
            </text:list-item>
          </text:list>
        </text:list-item>
        <text:list-item>
          <text:p text:style-name="P5">Specialities</text:p>
          <text:list>
            <text:list-item>
              <text:p text:style-name="P6">Embedded Linux</text:p>
            </text:list-item>
            <text:list-item>
              <text:p text:style-name="P6">SPI Secure boot</text:p>
            </text:list-item>
            <text:list-item>
              <text:p text:style-name="P6">JTAG</text:p>
            </text:list-item>
            <text:list-item>
              <text:p text:style-name="P6">Test automation</text:p>
            </text:list-item>
            <text:list-item>
              <text:p text:style-name="P6">Debug tools</text:p>
            </text:list-item>
            <text:list-item>
              <text:p text:style-name="P6">Web UI UX</text:p>
            </text:list-item>
            <text:list-item>
              <text:p text:style-name="P6">Memory</text:p>
            </text:list-item>
          </text:list>
        </text:list-item>
      </text:list>
      <text:list xml:id="list31259058" text:continue-list="list31234182" text:style-name="Outline">
        <text:list-item>
          <text:h text:style-name="Heading_20_1" text:outline-level="1"><text:soft-page-break/>Patents and Awards</text:h>
        </text:list-item>
      </text:list>
      <text:p text:style-name="Standard"><text:span text:style-name="T2">Patents</text:span><text:span text:style-name="T1"><text:line-break/></text:span></text:p>
      <text:list xml:id="list8021169771800299070"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text:span><text:span text:style-name="T1">A revolutionary new computer architecture.</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31255112" text:continue-list="list31259058" text:style-name="Outline">
        <text:list-item>
          <text:h text:style-name="Heading_20_1" text:outline-level="1">Other</text:h>
        </text:list-item>
      </text:list>
      <text:p text:style-name="P2"/>
      <text:p text:style-name="P3">Languages</text:p>
      <text:list xml:id="list2798073856068281804"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65</meta:editing-cycles>
    <meta:creation-date>2014-05-14T16:25:00</meta:creation-date>
    <dc:date>2018-07-23T11:05:06.98</dc:date>
    <meta:editing-duration>PT3H23M20S</meta:editing-duration>
    <meta:generator>OpenOffice/4.1.3$Win32 OpenOffice.org_project/413m1$Build-9783</meta:generator>
    <meta:printed-by>Michael Lerman</meta:printed-by>
    <meta:print-date>2017-05-16T08:42:48.05</meta:print-date>
    <dc:creator>Mikhael Lerman</dc:creator>
    <meta:document-statistic meta:table-count="0" meta:image-count="0" meta:object-count="0" meta:page-count="3" meta:paragraph-count="75" meta:word-count="522" meta:character-count="32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